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ContextService.getNamedDispatch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Attribute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log( java . lang . String message , java . lang .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removeAttribute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Resource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Servl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setAttribute( java . lang . String name , java . lang .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log( java . lang . Exception exception , java . lang .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Context( java . lang . String uri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Servl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RealPath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Serv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InitParameter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ResourceAsStream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RequestDispatcher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ServletBean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ContextService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ServletContextService( ServletBeanContext bea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Maj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ServletContex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ResourcePaths( java . lang .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MimeType( java . lang .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Servl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ContextService.getServlet( java . lang .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log( java . lang .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ContextService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